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25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number-columns-repeated="4"/>
          <table:table-cell table:formula="of:=SUM([.A5];[.B4];[.C3])" office:value-type="float" office:value="5829708" calcext:value-type="float">
            <text:p>582970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formula="of:=SUM([.G4];[.H4])" office:value-type="float" office:value="2775556" calcext:value-type="float">
            <text:p>2775556</text:p>
          </table:table-cell>
          <table:table-cell table:formula="of:=SUM([.G4]; (-1) * [.H4]; (-1) * [.I4])" office:value-type="float" office:value="116356" calcext:value-type="float">
            <text:p>116356</text:p>
          </table:table-cell>
          <table:table-cell table:formula="of:=SUM([.G4]; [.I4])" office:value-type="float" office:value="2937796" calcext:value-type="float">
            <text:p>2937796</text:p>
          </table:table-cell>
          <table:table-cell/>
          <table:table-cell table:formula="of:=SUM([.A3];[.B3];[.C3])" office:value-type="float" office:value="5829708" calcext:value-type="float">
            <text:p>5829708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SUM([.G4]; (-1) * [.H4]; [.I4])" office:value-type="float" office:value="2105476" calcext:value-type="float">
            <text:p>2105476</text:p>
          </table:table-cell>
          <table:table-cell table:formula="of:=SUM([.G4]; 0)" office:value-type="float" office:value="1943236" calcext:value-type="float">
            <text:p>1943236</text:p>
          </table:table-cell>
          <table:table-cell table:formula="of:=SUM([.G4];  [.H4]; (-1) * [.I4])" office:value-type="float" office:value="1780996" calcext:value-type="float">
            <text:p>1780996</text:p>
          </table:table-cell>
          <table:table-cell/>
          <table:table-cell table:formula="of:=SUM([.A4];[.B4];[.C4])" office:value-type="float" office:value="5829708" calcext:value-type="float">
            <text:p>5829708</text:p>
          </table:table-cell>
          <table:table-cell/>
          <table:table-cell office:value-type="float" office:value="1943236" calcext:value-type="float">
            <text:p>1943236</text:p>
          </table:table-cell>
          <table:table-cell office:value-type="float" office:value="832320" calcext:value-type="float">
            <text:p>832320</text:p>
          </table:table-cell>
          <table:table-cell office:value-type="float" office:value="994560" calcext:value-type="float">
            <text:p>994560</text:p>
          </table:table-cell>
        </table:table-row>
        <table:table-row table:style-name="ro1">
          <table:table-cell table:formula="of:=SUM([.G4];(-1) * [.I4])" office:value-type="float" office:value="948676" calcext:value-type="float">
            <text:p>948676</text:p>
          </table:table-cell>
          <table:table-cell table:formula="of:=SUM([.G4]; [.H4]; [.I4])" office:value-type="float" office:value="3770116" calcext:value-type="float">
            <text:p>3770116</text:p>
          </table:table-cell>
          <table:table-cell table:formula="of:=SUM([.G4]; (-1) * [.H4])" office:value-type="float" office:value="1110916" calcext:value-type="float">
            <text:p>1110916</text:p>
          </table:table-cell>
          <table:table-cell/>
          <table:table-cell table:formula="of:=SUM([.A5];[.B5];[.C5])" office:value-type="float" office:value="5829708" calcext:value-type="float">
            <text:p>582970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formula="of:=SUM([.A3];[.A4];[.A5])" office:value-type="float" office:value="5829708" calcext:value-type="float">
            <text:p>5829708</text:p>
          </table:table-cell>
          <table:table-cell table:formula="of:=SUM([.B3];[.B4];[.B5])" office:value-type="float" office:value="5829708" calcext:value-type="float">
            <text:p>5829708</text:p>
          </table:table-cell>
          <table:table-cell table:formula="of:=SUM([.C3];[.C4];[.C5])" office:value-type="float" office:value="5829708" calcext:value-type="float">
            <text:p>5829708</text:p>
          </table:table-cell>
          <table:table-cell/>
          <table:table-cell table:formula="of:=SUM([.A3];[.B4];[.C5])" office:value-type="float" office:value="5829708" calcext:value-type="float">
            <text:p>5829708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formula="of:=SQRT([.A3])" office:value-type="float" office:value="1666" calcext:value-type="float">
            <text:p>1666</text:p>
          </table:table-cell>
          <table:table-cell table:number-columns-repeated="8"/>
        </table:table-row>
        <table:table-row table:style-name="ro1">
          <table:table-cell table:formula="of:=SQRT([.A4])" office:value-type="float" office:value="1451.02584401519" calcext:value-type="float">
            <text:p>1451.02584401519</text:p>
          </table:table-cell>
          <table:table-cell table:number-columns-repeated="8"/>
        </table:table-row>
        <table:table-row table:style-name="ro1">
          <table:table-cell table:formula="of:=SQRT([.A5])" office:value-type="float" office:value="974" calcext:value-type="float">
            <text:p>974</text:p>
          </table:table-cell>
          <table:table-cell table:number-columns-repeated="8"/>
        </table:table-row>
        <table:table-row table:style-name="ro1">
          <table:table-cell table:formula="of:=SQRT([.B3])" office:value-type="float" office:value="341.109952947726" calcext:value-type="float">
            <text:p>341.109952947726</text:p>
          </table:table-cell>
          <table:table-cell table:number-columns-repeated="8"/>
        </table:table-row>
        <table:table-row table:style-name="ro1">
          <table:table-cell table:formula="of:=SQRT([.B4])" office:value-type="float" office:value="1394" calcext:value-type="float">
            <text:p>1394</text:p>
          </table:table-cell>
          <table:table-cell table:number-columns-repeated="8"/>
        </table:table-row>
        <table:table-row table:style-name="ro1">
          <table:table-cell table:formula="of:=SQRT([.B5])" office:value-type="float" office:value="1941.67865518473" calcext:value-type="float">
            <text:p>1941.67865518473</text:p>
          </table:table-cell>
          <table:table-cell table:number-columns-repeated="8"/>
        </table:table-row>
        <table:table-row table:style-name="ro1">
          <table:table-cell table:formula="of:=SQRT([.C3])" office:value-type="float" office:value="1714" calcext:value-type="float">
            <text:p>1714</text:p>
          </table:table-cell>
          <table:table-cell table:number-columns-repeated="8"/>
        </table:table-row>
        <table:table-row table:style-name="ro1">
          <table:table-cell table:formula="of:=SQRT([.C4])" office:value-type="float" office:value="1334.53962099295" calcext:value-type="float">
            <text:p>1334.53962099295</text:p>
          </table:table-cell>
          <table:table-cell table:number-columns-repeated="8"/>
        </table:table-row>
        <table:table-row table:style-name="ro1">
          <table:table-cell table:formula="of:=SQRT([.C5])" office:value-type="float" office:value="1054" calcext:value-type="float">
            <text:p>105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16T08:32:01.837000000</meta:creation-date>
    <dc:date>2023-06-19T09:01:11.628000000</dc:date>
    <meta:editing-duration>P3DT6M18S</meta:editing-duration>
    <meta:editing-cycles>1</meta:editing-cycles>
    <meta:document-statistic meta:table-count="1" meta:cell-count="32" meta:object-count="0"/>
    <meta:generator>LibreOffice/7.2.2.2$Windows_X86_64 LibreOffice_project/02b2acce88a210515b4a5bb2e46cbfb63fe97d56</meta:generator>
  </office:meta>
</office:document-meta>
</file>